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0.11cm" fo:min-width="0cm"/>
    </style:style>
    <style:style style:name="gr2" style:family="graphic" style:parent-style-name="standard">
      <style:graphic-properties svg:stroke-color="#000000" draw:fill-color="#000000" draw:opacity="0%" draw:opacity-name="" draw:textarea-horizontal-align="justify" draw:textarea-vertical-align="middle" draw:auto-grow-height="false" fo:min-height="1.655cm" fo:min-width="3.056cm"/>
    </style:style>
    <style:style style:name="gr3" style:family="graphic" style:parent-style-name="objectwithoutfill">
      <style:graphic-properties svg:stroke-color="#000000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512cm"/>
    </style:style>
    <style:style style:name="gr5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528cm"/>
    </style:style>
    <style:style style:name="gr7" style:family="graphic" style:parent-style-name="standard">
      <style:graphic-properties draw:stroke="none" svg:stroke-color="#000000" draw:fill="none" draw:fill-color="#ffffff" fo:min-height="0.639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-color="#000000" draw:opacity="0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508cm" svg:height="0.508cm" svg:x="9.89cm" svg:y="5.95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3.556cm" svg:height="1.905cm" svg:x="8.366cm" svg:y="8.239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8.366cm" svg:y1="9.001cm" svg:x2="11.922cm" svg:y2="9.001cm">
          <text:p/>
        </draw:line>
        <draw:frame draw:style-name="gr4" draw:text-style-name="P5" draw:layer="layout" svg:width="3.175cm" svg:height="0.762cm" svg:x="8.62cm" svg:y="8.366cm">
          <draw:text-box>
            <text:p text:style-name="P4"><text:span text:style-name="T1">Alarm Disarmed</text:span></text:p>
          </draw:text-box>
        </draw:frame>
        <draw:line draw:style-name="gr5" draw:text-style-name="P3" draw:layer="layout" svg:x1="11.922cm" svg:y1="9.763cm" svg:x2="13.573cm" svg:y2="11.668cm">
          <text:p/>
        </draw:line>
        <draw:custom-shape draw:style-name="gr2" draw:text-style-name="P2" xml:id="id2" draw:id="id2" draw:layer="layout" svg:width="3.556cm" svg:height="1.905cm" svg:x="8.366cm" svg:y="8.239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8.366cm" svg:y1="9.001cm" svg:x2="11.922cm" svg:y2="9.001cm">
          <text:p/>
        </draw:line>
        <draw:custom-shape draw:style-name="gr2" draw:text-style-name="P2" draw:layer="layout" svg:width="3.556cm" svg:height="1.905cm" svg:x="12.176cm" svg:y="11.668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2.176cm" svg:y1="12.43cm" svg:x2="15.732cm" svg:y2="12.43cm">
          <text:p/>
        </draw:line>
        <draw:frame draw:style-name="gr4" draw:text-style-name="P5" draw:layer="layout" svg:width="3.175cm" svg:height="0.762cm" svg:x="13.319cm" svg:y="11.795cm">
          <draw:text-box>
            <text:p text:style-name="P4"><text:span text:style-name="T1">Armed</text:span></text:p>
          </draw:text-box>
        </draw:frame>
        <draw:custom-shape draw:style-name="gr2" draw:text-style-name="P2" xml:id="id1" draw:id="id1" draw:layer="layout" svg:width="3.556cm" svg:height="1.905cm" svg:x="5.318cm" svg:y="14.97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5.318cm" svg:y1="15.732cm" svg:x2="8.874cm" svg:y2="15.732cm">
          <text:p/>
        </draw:line>
        <draw:frame draw:style-name="gr4" draw:text-style-name="P5" draw:layer="layout" svg:width="3.175cm" svg:height="0.762cm" svg:x="5.572cm" svg:y="15.097cm">
          <draw:text-box>
            <text:p text:style-name="P4"><text:span text:style-name="T1">Alarm Sounding</text:span></text:p>
          </draw:text-box>
        </draw:frame>
        <draw:line draw:style-name="gr5" draw:text-style-name="P3" draw:layer="layout" svg:x1="12.544cm" svg:y1="13.573cm" svg:x2="8.874cm" svg:y2="16.194cm">
          <text:p/>
        </draw:line>
        <draw:connector draw:style-name="gr5" draw:text-style-name="P3" draw:layer="layout" draw:type="curve" svg:x1="5.318cm" svg:y1="15.922cm" svg:x2="8.366cm" svg:y2="9.191cm" draw:start-shape="id1" draw:start-glue-point="3" draw:end-shape="id2" draw:end-glue-point="3" svg:d="M5318 15922c-751 0-2275-6731 3048-6731" svg:viewBox="0 0 3841 6732">
          <text:p/>
        </draw:connector>
        <draw:line draw:style-name="gr5" draw:text-style-name="P3" draw:layer="layout" svg:x1="10.144cm" svg:y1="6.461cm" svg:x2="10.144cm" svg:y2="8.239cm">
          <text:p/>
        </draw:line>
        <draw:frame draw:style-name="gr4" draw:text-style-name="P5" draw:layer="layout" svg:width="2.667cm" svg:height="0.762cm" draw:transform="rotate (-0.870744763819971) translate (12.505cm 9.391cm)">
          <draw:text-box>
            <text:p text:style-name="P4"><text:span text:style-name="T1">Armed/Beep</text:span></text:p>
          </draw:text-box>
        </draw:frame>
        <draw:frame draw:style-name="gr4" draw:text-style-name="P5" draw:layer="layout" svg:width="4.318cm" svg:height="0.762cm" draw:transform="rotate (0.649786080517489) translate (9.717cm 15.974cm)">
          <draw:text-box>
            <text:p text:style-name="P4"><text:span text:style-name="T1">Triggered/SoundAlarm()</text:span></text:p>
          </draw:text-box>
        </draw:frame>
        <draw:frame draw:style-name="gr6" draw:text-style-name="P5" draw:layer="layout" svg:width="6.858cm" svg:height="1.778cm" draw:transform="rotate (1.23604217626238) translate (4.556cm 14.462cm)">
          <draw:text-box>
            <text:p text:style-name="P4"><text:span text:style-name="T1">Alarm Disarmed/RingingStop</text:span></text:p>
          </draw:text-box>
        </draw:frame>
        <draw:line draw:style-name="gr5" draw:text-style-name="P3" draw:layer="layout" svg:x1="12.176cm" svg:y1="12.049cm" svg:x2="10.398cm" svg:y2="10.144cm">
          <text:p/>
        </draw:line>
        <draw:frame draw:style-name="gr7" draw:text-style-name="P5" draw:layer="layout" svg:width="4.064cm" svg:height="0.889cm" draw:transform="rotate (-0.840725100685669) translate (9.753cm 9.92cm)">
          <draw:text-box>
            <text:p text:style-name="P4"><text:span text:style-name="T1">Alarm disarmed/Bee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03T13:27:39.917672920</meta:creation-date>
    <dc:date>2020-03-03T14:02:52.029974912</dc:date>
    <meta:editing-duration>PT4M14S</meta:editing-duration>
    <meta:editing-cycles>1</meta:editing-cycles>
    <meta:generator>LibreOffice/6.0.7.3$Linux_X86_64 LibreOffice_project/00m0$Build-3</meta:generator>
    <meta:document-statistic meta:object-count="21"/>
  </office:meta>
</office:document-meta>
</file>